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0f04e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1069f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ca141" officeooo:paragraph-rsid="000ca14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d2fb3" officeooo:paragraph-rsid="000d2fb3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f04e7" officeooo:paragraph-rsid="000f04e7" style:font-size-asian="14pt" style:font-size-complex="14pt"/>
    </style:style>
    <style:style style:name="P8" style:family="paragraph" style:parent-style-name="Standard">
      <style:paragraph-properties fo:line-height="150%"/>
      <style:text-properties fo:color="#ff0000" loext:opacity="100%" style:font-name="Ubuntu"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fo:color="#ff0000" loext:opacity="100%" style:font-name="Ubuntu" fo:font-size="14pt" officeooo:rsid="000f04e7" officeooo:paragraph-rsid="000f04e7" style:font-size-asian="14pt" style:font-size-complex="14pt"/>
    </style:style>
    <style:style style:name="P10" style:family="paragraph" style:parent-style-name="Standard">
      <style:paragraph-properties fo:line-height="150%"/>
      <style:text-properties fo:color="#2a6099" loext:opacity="100%" style:font-name="Ubuntu"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fo:color="#069a2e" loext:opacity="100%" style:font-name="Ubuntu"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officeooo:rsid="001069f8" officeooo:paragraph-rsid="001069f8" style:font-size-asian="14pt" style:font-size-complex="14pt"/>
    </style:style>
    <style:style style:name="T1" style:family="text">
      <style:text-properties officeooo:rsid="000deffe"/>
    </style:style>
    <style:style style:name="T2" style:family="text">
      <style:text-properties officeooo:rsid="000f04e7"/>
    </style:style>
    <style:style style:name="T3" style:family="text">
      <style:text-properties fo:color="#ff0000" loext:opacity="100%"/>
    </style:style>
    <style:style style:name="T4" style:family="text">
      <style:text-properties fo:color="#2a6099" loext:opacity="100%" fo:background-color="transparent" loext:char-shading-value="0"/>
    </style:style>
    <style:style style:name="T5" style:family="text">
      <style:text-properties fo:color="#069a2e" loext:opacity="100%"/>
    </style:style>
    <style:style style:name="T6" style:family="text">
      <style:text-properties fo:color="#ff860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ções IIFE 03</text:h>
      <text:p text:style-name="P5">O IIFE tambem é um padrão de projeto, conhecido como Self-Executing Anonymous Function.</text:p>
      <text:p text:style-name="P5">Ele basicamente é dividido em duas grandes partes, a primeira é a função anonima com o scopo lexo fechado dentro de um group<text:span text:style-name="T1">ing</text:span> operator (parênteses que engloba a função), isso previne que sejam acessados valores dentro do IIFE, ou seja, tudo que fica dentro do parênteses não é acessado nem polui o lado de fora. A segunda parte é que a expressão da função é imediatamente invocada, pelo par de parênteses no final, e por meio desse par que o motor do javascript vai interpretar diretamente a função.</text:p>
      <text:p text:style-name="P6">A única forma de permitir o acesso externo ao IIFE é atribuindo ele para uma variavel e retornando o valor/resultado desejado, fazendo assim que a variavel receba o resultado do IIFE.</text:p>
      <text:p text:style-name="P6">É muito util quando é necessario trabalhar com uma variavel privada, scopo com variavel privada e só servir aquilo que a gente quer do lado de fora, onde alguns padrões são utilizados para isso.</text:p>
      <text:p text:style-name="P2">_____________________________________________________________________</text:p>
      <text:p text:style-name="P7"><text:span text:style-name="T3">(</text:span><text:span text:style-name="T6">function ( )</text:span> <text:span text:style-name="T5">{ }</text:span><text:span text:style-name="T3">)</text:span><text:span text:style-name="T4">( )</text:span></text:p>
      <text:p text:style-name="P8">-<text:span text:style-name="T2">Isola a função</text:span></text:p>
      <text:p text:style-name="P9"><text:span text:style-name="T6">-Declara a função</text:span></text:p>
      <text:p text:style-name="P11">-<text:span text:style-name="T2">Conteudo da função</text:span></text:p>
      <text:p text:style-name="P10">-<text:span text:style-name="T2">Executa/chama a função</text:span></text:p>
      <text:p text:style-name="P3">_____________________________________________________________________</text:p>
      <text:p text:style-name="P12">Apesar do ponto e virgula não ser obrigatorio, caso de algum erro em uma IIFE tente coloca-lo no fim do codigo anterio ou na própria IIFE, o ponto e virgua diz pro javascript que aquela operação já foi finalizada ( ; ).</text:p>
      <text:p text:style-name="P12">_____________________________________________________________________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22:10:16.027412388</meta:creation-date>
    <dc:date>2022-10-09T00:30:17.915998157</dc:date>
    <meta:editing-duration>PT1H36M59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14" meta:word-count="232" meta:character-count="1501" meta:non-whitespace-character-count="1283"/>
  </office:meta>
</office:document-meta>
</file>